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HttpObservationFilter.findObservationContext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HttpObservationFilter.filter( ServerWebExchange exchange , Web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HttpObservationFilter.ServerHttpObservationFilter( ObservationRegistry observationRegistry , ServerRequestObservationConvention observationConven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HttpObservationFilter.onTerminalSignal( Observation observation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HttpObservationFilter.filter( ServerWebExchange exchange , ServerRequestObservationContext observationContext , Mono &lt; Void &gt; ca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erHttpObservationFilter.ServerHttpObservationFilter( ObservationRegistry observa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